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c0fce" officeooo:paragraph-rsid="000c0fc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0c0fce" officeooo:paragraph-rsid="000c0fce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0d5295" officeooo:paragraph-rsid="000d529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officeooo:rsid="00112127" officeooo:paragraph-rsid="00112127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aa09c" officeooo:paragraph-rsid="000aa09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aa09c" officeooo:paragraph-rsid="000aa09c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c0fce" officeooo:paragraph-rsid="000c0fce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0c0fce" officeooo:paragraph-rsid="000c0fce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0c0fce" officeooo:paragraph-rsid="000c0fc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c0fce" officeooo:paragraph-rsid="000c0fce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c1be9" officeooo:paragraph-rsid="000c1be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0c1be9" officeooo:paragraph-rsid="000c1be9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d5295" officeooo:paragraph-rsid="000d5295" style:font-style-asian="normal" style:font-weight-asian="normal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51a2" officeooo:paragraph-rsid="000f51a2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officeooo:rsid="00112127" officeooo:paragraph-rsid="00112127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112127"/>
    </style:style>
    <style:style style:name="P17" style:family="paragraph" style:parent-style-name="Standard">
      <style:paragraph-properties fo:text-align="start" style:justify-single-word="false"/>
      <style:text-properties officeooo:paragraph-rsid="001121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112127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raphs</text:p>
      <text:p text:style-name="P6"/>
      <text:p text:style-name="P1">Definitions</text:p>
      <text:list xml:id="list3706525006" text:style-name="L1">
        <text:list-item>
          <text:p text:style-name="P7">A graph is an abstract data type that can be used to represent complex, non-linear relationships between objects.</text:p>
        </text:list-item>
        <text:list-item>
          <text:p text:style-name="P7">A graph consists of <text:span text:style-name="T7">nodes</text:span> or <text:span text:style-name="T7">vertices</text:span> which are connected by an <text:span text:style-name="T7">edge</text:span>. An edge shows a relationship between two vertices.</text:p>
          <text:list>
            <text:list-item>
              <text:p text:style-name="P7">An edge that connects vertices are denoted by <text:span text:style-name="T6">u</text:span><text:span text:style-name="T8"> and </text:span><text:span text:style-name="T6">v</text:span><text:span text:style-name="T9"> (</text:span><text:span text:style-name="T6">u, v)</text:span><text:span text:style-name="T8">.</text:span></text:p>
            </text:list-item>
          </text:list>
        </text:list-item>
        <text:list-item>
          <text:p text:style-name="P7"><text:span text:style-name="T8">An </text:span><text:span text:style-name="T9">undirected </text:span><text:span text:style-name="T8">graph means that the relationship of vertices goes both ways from an edge.</text:span></text:p>
          <text:list>
            <text:list-item>
              <text:p text:style-name="P8"><text:span text:style-name="T3">(u, v) </text:span><text:span text:style-name="T10">is the same as </text:span><text:span text:style-name="T3">(v, u)</text:span></text:p>
            </text:list-item>
          </text:list>
        </text:list-item>
        <text:list-item>
          <text:p text:style-name="P9"><text:span text:style-name="T3">A</text:span><text:span text:style-name="T6"> directed</text:span><text:span text:style-name="T3"> graph means that the relationship does not necessarily go both ways.</text:span></text:p>
        </text:list-item>
        <text:list-item>
          <text:p text:style-name="P9"><text:span text:style-name="T3">In an undirected graph, the edge between two vertices is called an </text:span><text:span text:style-name="T6">incident</text:span><text:span text:style-name="T3"> on the two vertices.</text:span></text:p>
          <text:list>
            <text:list-item>
              <text:p text:style-name="P9"><text:span text:style-name="T3">The vertices connected by an edge are </text:span><text:span text:style-name="T6">adjacent </text:span><text:span text:style-name="T3">or </text:span><text:span text:style-name="T6">neighbors</text:span><text:span text:style-name="T3">.</text:span></text:p>
            </text:list-item>
          </text:list>
        </text:list-item>
        <text:list-item>
          <text:p text:style-name="P9"><text:span text:style-name="T3">The number of edges incident on a vertex is the </text:span><text:span text:style-name="T6">degree</text:span><text:span text:style-name="T3"> of the vertex.</text:span></text:p>
        </text:list-item>
      </text:list>
      <text:p text:style-name="P10"><text:span text:style-name="T3"/></text:p>
      <text:list xml:id="list153944096576418" text:continue-numbering="true" text:style-name="L1">
        <text:list-item>
          <text:p text:style-name="P9"><text:span text:style-name="T3">A </text:span><text:span text:style-name="T4">path</text:span><text:span text:style-name="T3"> is the nodes needed to reach one node from another.</text:span></text:p>
          <text:list>
            <text:list-item>
              <text:p text:style-name="P9"><text:span text:style-name="T3">To say that there is a path of </text:span><text:span text:style-name="T6">three</text:span><text:span text:style-name="T3"> edges means that there are are 3 edges that separate the nodes.</text:span></text:p>
            </text:list-item>
            <text:list-item>
              <text:p text:style-name="P9"><text:span text:style-name="T3">The </text:span><text:span text:style-name="T6">shortest path</text:span><text:span text:style-name="T3"> is the path with the fewest edges between the two vertices.</text:span></text:p>
            </text:list-item>
          </text:list>
        </text:list-item>
        <text:list-item>
          <text:p text:style-name="P9"><text:span text:style-name="T3">A </text:span><text:span text:style-name="T6">cycle</text:span><text:span text:style-name="T3"> is when a path goes from a particular vertex back to itself.</text:span></text:p>
        </text:list-item>
      </text:list>
      <text:p text:style-name="P10"><text:span text:style-name="T3"/></text:p>
      <text:p text:style-name="P2"><text:span text:style-name="T3">Weighted Graph</text:span></text:p>
      <text:list xml:id="list1641651261" text:style-name="L2">
        <text:list-item>
          <text:p text:style-name="P11"><text:span text:style-name="T3">A graph whose edges haves weights is called a </text:span><text:span text:style-name="T6">weighted graph.</text:span></text:p>
          <text:list>
            <text:list-item>
              <text:p text:style-name="P11"><text:span text:style-name="T3">A </text:span><text:span text:style-name="T4">weight </text:span><text:span text:style-name="T3">is a numerical value that is assigned to an edge.</text:span></text:p>
            </text:list-item>
          </text:list>
        </text:list-item>
        <text:list-item>
          <text:p text:style-name="P11"><text:span text:style-name="T3">The </text:span><text:span text:style-name="T4">shortest path</text:span><text:span text:style-name="T3"> for an weighted graph is the mininum sum of edge weights over all paths between two vertices.</text:span></text:p>
        </text:list-item>
      </text:list>
      <text:p text:style-name="P12"><text:span text:style-name="T3"/></text:p>
      <text:p text:style-name="P3"><text:span text:style-name="T3">Directed Graph</text:span></text:p>
      <text:list xml:id="list731088912" text:style-name="L3">
        <text:list-item>
          <text:p text:style-name="P13"><text:span text:style-name="T3">A graph whose edges are shown with arrows is a </text:span><text:span text:style-name="T6">directed graph.</text:span></text:p>
          <text:list>
            <text:list-item>
              <text:p text:style-name="P13"><text:span text:style-name="T3">The edges in this type of graph shows a direction that the relationship between the vertices are headed.</text:span></text:p>
            </text:list-item>
          </text:list>
        </text:list-item>
        <text:list-item>
          <text:p text:style-name="P13"><text:span text:style-name="T3">There are </text:span><text:span text:style-name="T6">directed acyclic graph (dag)</text:span><text:span text:style-name="T3"> which is a graph that flows in a certain direction back to itself.</text:span></text:p>
        </text:list-item>
        <text:list-item>
          <text:p text:style-name="P13"><text:span text:style-name="T3">There are </text:span><text:span text:style-name="T6">weighted directed graphs </text:span><text:span text:style-name="T3">which is a graph whose edges has a weight as well as a direction.</text:span></text:p>
        </text:list-item>
        <text:list-item>
          <text:p text:style-name="P14"><text:span text:style-name="T3">With directed edges, use terminology such as </text:span><text:span text:style-name="T6">leaves </text:span><text:span text:style-name="T3">and </text:span><text:span text:style-name="T6">enters</text:span><text:span text:style-name="T3"> when talking about a directed edge </text:span><text:span text:style-name="T6">leaving</text:span><text:span text:style-name="T3"> one vertex and </text:span><text:span text:style-name="T6">entering</text:span><text:span text:style-name="T3"> another.</text:span></text:p>
          <text:list>
            <text:list-item>
              <text:p text:style-name="P14"><text:span text:style-name="T3">To denote a directed edge leaving vertex </text:span><text:span text:style-name="T6">u</text:span><text:span text:style-name="T3"> and entering vertex </text:span><text:span text:style-name="T6">v</text:span><text:span text:style-name="T3">, it is denoted by </text:span><text:span text:style-name="T6">(u, v)</text:span><text:span text:style-name="T3">. The order in this pair </text:span><text:span text:style-name="T4">matters.</text:span></text:p>
            </text:list-item>
          </text:list>
        </text:list-item>
        <text:list-item>
          <text:p text:style-name="P16"><text:span text:style-name="T3">The number of edges leaving a vertex is </text:span><text:span text:style-name="T6">out-degree</text:span><text:span text:style-name="T3"> and the number of edges entering is </text:span><text:span text:style-name="T6">in-degree</text:span><text:span text:style-name="T3">.</text:span></text:p>
        </text:list-item>
      </text:list>
      <text:p text:style-name="P17"><text:span text:style-name="T3"/></text:p>
      <text:p text:style-name="P4"><text:span text:style-name="T3">Graph usages:</text:span></text:p>
      <text:list xml:id="list2638063728" text:style-name="L4">
        <text:list-item>
          <text:p text:style-name="P15"><text:span text:style-name="T3">Social media relationships, routes, order of action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5:13:12.348316153</meta:creation-date>
    <dc:date>2021-10-29T15:38:50.331164747</dc:date>
    <meta:editing-duration>PT23M1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403" meta:character-count="2109" meta:non-whitespace-character-count="1759"/>
  </office:meta>
</office:document-meta>
</file>